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61f8"/>
    </style:style>
    <style:style style:name="P2" style:family="paragraph" style:parent-style-name="Text_20_body">
      <style:text-properties officeooo:rsid="000761f8" officeooo:paragraph-rsid="000761f8"/>
    </style:style>
    <style:style style:name="P3" style:family="paragraph" style:parent-style-name="Text_20_body">
      <style:text-properties officeooo:rsid="000790fc" officeooo:paragraph-rsid="000790fc"/>
    </style:style>
    <style:style style:name="P4" style:family="paragraph" style:parent-style-name="Heading_20_1" style:master-page-name="Standard">
      <style:paragraph-properties style:page-number="1"/>
    </style:style>
    <style:style style:name="T1" style:family="text">
      <style:text-properties officeooo:rsid="00076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losario</text:p>
      <text:p text:style-name="Text_20_body"/>
      <text:p text:style-name="P1">Muro: <text:span text:style-name="T1">Sección del sistema donde se muestran cronológicamente las actividades del usuario (como subida de fotos, creación de álbums y nuevas amistades).</text:span></text:p>
      <text:p text:style-name="P1">Amistad: <text:span text:style-name="T1">conexión de dos usuarios (amigos)</text:span></text:p>
      <text:p text:style-name="Text_20_body">Álbum: <text:span text:style-name="T1">Colección de fotos de un usuario.</text:span></text:p>
      <text:p text:style-name="P2">Comentario: Publicación de un usuario en su muro o la respuesta a otro comentario.</text:p>
      <text:p text:style-name="P3">Grupo: conjuntos personalizables de amigos de un usu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A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A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Quotations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5T20:33:33.241985979</dc:date>
    <meta:generator>LibreOffice/4.2.8.2$Linux_X86_64 LibreOffice_project/420m0$Build-2</meta:generator>
    <meta:editing-duration>PT50S</meta:editing-duration>
    <meta:editing-cycles>2</meta:editing-cycles>
    <meta:print-date>2016-03-05T20:33:31.091994812</meta:print-date>
    <meta:document-statistic meta:table-count="0" meta:image-count="0" meta:object-count="0" meta:page-count="1" meta:paragraph-count="6" meta:word-count="58" meta:character-count="380" meta:non-whitespace-character-count="328"/>
  </office:meta>
</office:document-meta>
</file>